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c4cf" officeooo:paragraph-rsid="001ec4cf"/>
    </style:style>
    <style:style style:name="P2" style:family="paragraph" style:parent-style-name="Standard" style:list-style-name="L1">
      <style:text-properties officeooo:rsid="001ec4cf" officeooo:paragraph-rsid="001ec4cf"/>
    </style:style>
    <style:style style:name="P3" style:family="paragraph" style:parent-style-name="Standard" style:list-style-name="L2">
      <style:text-properties style:font-name="Loma" fo:font-size="14pt" style:text-underline-style="none" fo:font-weight="bold" officeooo:paragraph-rsid="001ec4cf" fo:background-color="#ffff66" style:font-size-asian="14pt" style:font-weight-asian="bold" style:font-size-complex="14pt" style:font-weight-complex="bold"/>
    </style:style>
    <style:style style:name="P4" style:family="paragraph" style:parent-style-name="Standard" style:list-style-name="L3">
      <style:text-properties fo:font-size="14pt" fo:font-weight="bold" officeooo:rsid="001ec4cf" officeooo:paragraph-rsid="001ec4cf" fo:background-color="#ffff6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ef10b" officeooo:paragraph-rsid="001ef10b"/>
    </style:style>
    <style:style style:name="P6" style:family="paragraph" style:parent-style-name="Standard" style:list-style-name="L4">
      <style:text-properties officeooo:rsid="001ef10b" officeooo:paragraph-rsid="001ef10b"/>
    </style:style>
    <style:style style:name="P7" style:family="paragraph" style:parent-style-name="Standard">
      <style:text-properties fo:font-weight="bold" officeooo:rsid="001ef10b" officeooo:paragraph-rsid="001ef10b" style:font-weight-asian="bold" style:font-weight-complex="bold"/>
    </style:style>
    <style:style style:name="P8" style:family="paragraph" style:parent-style-name="Standard">
      <style:text-properties fo:font-weight="bold" officeooo:rsid="001f38b7" officeooo:paragraph-rsid="001f38b7" style:font-weight-asian="bold" style:font-weight-complex="bold"/>
    </style:style>
    <style:style style:name="P9" style:family="paragraph" style:parent-style-name="Standard">
      <style:text-properties officeooo:rsid="001f38b7" officeooo:paragraph-rsid="001f38b7"/>
    </style:style>
    <style:style style:name="P10" style:family="paragraph" style:parent-style-name="Standard" style:list-style-name="L4">
      <style:text-properties officeooo:rsid="001f38b7" officeooo:paragraph-rsid="001f38b7"/>
    </style:style>
    <style:style style:name="P11" style:family="paragraph" style:parent-style-name="Standard">
      <style:text-properties style:text-underline-style="none" fo:font-weight="bold" officeooo:rsid="001f38b7" officeooo:paragraph-rsid="001f38b7" fo:background-color="#ffff66" style:font-weight-asian="bold" style:font-weight-complex="bold"/>
    </style:style>
    <style:style style:name="T1" style:family="text">
      <style:text-properties officeooo:rsid="001ec4c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3333"/>
    </style:style>
    <style:style style:name="T4" style:family="text">
      <style:text-properties fo:color="#ff3333" style:font-name="Monospace" fo:font-size="10pt" style:font-size-asian="10pt" fo:background-color="#e8f2fe"/>
    </style:style>
    <style:style style:name="T5" style:family="text">
      <style:text-properties fo:color="#2a00ff" style:font-name="Monospace" fo:font-size="10pt" style:font-size-asian="10pt" fo:background-color="#e8f2fe"/>
    </style:style>
    <style:style style:name="T6" style:family="text">
      <style:text-properties officeooo:rsid="001f38b7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2">HINTS</text:span>:: 1.RED COLOR has file name , 2.bold has important one , 3.yellow has title <text:s/></text:p>
      <text:p text:style-name="P9"><text:span text:style-name="T9">live url</text:span> :: stage.siftersystem.com</text:p>
      <text:p text:style-name="P9"/>
      <text:p text:style-name="P11">IMPORT PROJECTS</text:p>
      <text:p text:style-name="P1">1.import desktop in sifter-master in java sts has GRADLE STS</text:p>
      <text:p text:style-name="P1">2.import real_analytics_batch_.1 in realestate_analytics-master has general ---&gt; existing projects </text:p>
      <text:p text:style-name="P1">3.technologies </text:p>
      <text:list xml:id="list5333540821038281115" text:style-name="L1">
        <text:list-item>
          <text:p text:style-name="P2"><text:s text:c="4"/><text:span text:style-name="T2">frontEnd</text:span> ---&gt;&gt; angularJs</text:p>
        </text:list-item>
        <text:list-item>
          <text:p text:style-name="P2"><text:s text:c="4"/><text:span text:style-name="T2">backEnd</text:span> <text:s/>---&gt;&gt; java 5(springboot)</text:p>
        </text:list-item>
      </text:list>
      <text:p text:style-name="P1"/>
      <text:p text:style-name="P1"/>
      <text:list xml:id="list6445005182462327178" text:style-name="L2">
        <text:list-item>
          <text:p text:style-name="P3"><text:span text:style-name="T1">IN real_analytics_batch_.1</text:span></text:p>
        </text:list-item>
      </text:list>
      <text:p text:style-name="P1"/>
      <text:p text:style-name="P1">1.change FileSystemXmlApplicationContext("/testxml/spring_config.xml") in <text:span text:style-name="T3">ReBatch.java</text:span> files if it is in live</text:p>
      <text:p text:style-name="P1">else </text:p>
      <text:p text:style-name="P1">change FileSystemXmlApplicationContext("spring_config.xml") in <text:span text:style-name="T3">ReBatch.java</text:span> files if it is in local</text:p>
      <text:p text:style-name="P1"/>
      <text:p text:style-name="P1">2.if the data is not in our db(aws) set has true ,that is , test_service.setBootstrap(true);</text:p>
      <text:p text:style-name="P1"><text:s/>or else if we want to update the existing data in awsDB means set has false ,thatIs, test_service.setBootstrap(false); in <text:span text:style-name="T3">ReBatch.java</text:span> files </text:p>
      <text:p text:style-name="P1"/>
      <text:p text:style-name="P1">3.the idea is to get the data from RES(Real estate server) and insert it into our db(aws)</text:p>
      <text:p text:style-name="P1"/>
      <text:p text:style-name="P1">set email in the user based on values alert and clear emailLogs ever 7 hours </text:p>
      <text:p text:style-name="P1"/>
      <text:p text:style-name="P1"/>
      <text:list xml:id="list3518245775290344509" text:style-name="L3">
        <text:list-item>
          <text:p text:style-name="P4">IN DESKTOP in Realestate_Application_42</text:p>
        </text:list-item>
      </text:list>
      <text:p text:style-name="P5"/>
      <text:p text:style-name="P7">BACKEND CHANGES:</text:p>
      <text:p text:style-name="P1">1.change <text:span text:style-name="T2">db.url</text:span> to jdbc:mysql://localhost:3306/rets_test?useUnicode=true&amp;characterEncoding=UTF-8 in the <text:span text:style-name="T3">application.properties</text:span> files</text:p>
      <text:p text:style-name="P1">2.change <text:span text:style-name="T2">db.username</text:span> and <text:span text:style-name="T2">db.password</text:span> to (mysql local username and password in my case (it is root and root)) in the <text:span text:style-name="T3">application.properties</text:span> files</text:p>
      <text:p text:style-name="P1"/>
      <text:p text:style-name="P7">FRONTEND CHANGES:</text:p>
      <text:p text:style-name="P5">1. change baseURL to <text:span text:style-name="T5">'</text:span><text:a xlink:type="simple" xlink:href="http://localhost:8080/" text:style-name="Internet_20_link" text:visited-style-name="Visited_20_Internet_20_Link">http://localhost:8080/</text:a><text:span text:style-name="T5">' in </text:span><text:span text:style-name="T4">restURLService.js</text:span><text:span text:style-name="T5"> files</text:span></text:p>
      <text:p text:style-name="P5"/>
      <text:p text:style-name="P8">OPERATIONS:</text:p>
      <text:p text:style-name="P5"><text:span text:style-name="T6">1</text:span>. application in browser</text:p>
      <text:list xml:id="list3332860681233809073" text:style-name="L4">
        <text:list-item>
          <text:p text:style-name="P6"><text:s text:c="5"/>goto --&gt; <text:span text:style-name="T2">ANAYTICS</text:span> --&gt; <text:span text:style-name="T2">ANALYZE <text:s/>BY CITY -- </text:span><text:s/>displayed <text:s/>list of details based on value selected in dropdown boxes</text:p>
        </text:list-item>
        <text:list-item>
          <text:p text:style-name="P6">In percent spread column -- we get some values <text:span text:style-name="T6">(</text:span>based on average of closed price <text:span text:style-name="T6">(columns)</text:span> of last 12 months values<text:span text:style-name="T6">)</text:span> and click of that values can take you to the another page in which we have list of last 12 months details </text:p>
        </text:list-item>
        <text:list-item>
          <text:p text:style-name="P10">in admin panel --&gt; we have list of links which i had mention belows are </text:p>
          <text:p text:style-name="P10"><text:s/>1.ADD ZIPCODE --- <text:s/>add zipcode to state (in which admin only have that permission to do that)</text:p>
          <text:p text:style-name="P10">2.DELETE ZIPCODE --- delete zipcode</text:p>
          <text:p text:style-name="P10"><text:soft-page-break/>3.DELETE USER ZIPCODE --- delete zipcode based on user in User dropdown , select state and select city . We get list of zipcode – in that we removed the zipcode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5:14:44.630163945</meta:creation-date>
    <dc:date>2018-05-11T15:50:27.021766955</dc:date>
    <meta:editing-duration>PT11M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0" meta:word-count="335" meta:character-count="2177" meta:non-whitespace-character-count="1857"/>
  </office:meta>
</office:document-meta>
</file>